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20A000001E845785D72604B4AB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5.25cm" fo:min-width="0.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3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1cm"/>
    </style:style>
    <style:style style:name="gr6" style:family="graphic" style:parent-style-name="standard">
      <style:graphic-properties draw:textarea-horizontal-align="justify" draw:textarea-vertical-align="middle" draw:auto-grow-height="false" fo:min-height="4.25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17cm" fo:min-width="1.182cm"/>
    </style:style>
    <style:style style:name="gr10" style:family="graphic" style:parent-style-name="standard">
      <style:graphic-properties draw:textarea-horizontal-align="justify" draw:textarea-vertical-align="middle" draw:auto-grow-height="false" fo:min-height="4.75cm" fo:min-width="0.5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25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5cm" fo:min-width="0.953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 draw:shadow="hidden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4.25cm" fo:min-width="4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3.75cm" fo:min-width="0.643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76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111cm" fo:min-width="0.942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 draw:shadow="hidden"/>
    </style:style>
    <style:style style:name="gr25" style:family="graphic" style:parent-style-name="standard">
      <style:graphic-properties draw:textarea-horizontal-align="center" draw:textarea-vertical-align="middle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draw:shadow="hidden"/>
    </style:style>
    <style:style style:name="gr27" style:family="graphic" style:parent-style-name="objectwithoutfill">
      <style:graphic-properties draw:fill="none" draw:textarea-horizontal-align="center" draw:textarea-vertical-align="middle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 draw:shadow="hidden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loext:graphic-properties draw:fill-color="#ffffff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-color="#ffffff"/>
      <style:paragraph-properties fo:text-align="end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style:paragraph-properties fo:text-align="end"/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paragraph-properties fo:text-align="end"/>
      <style:text-properties fo:font-size="40pt" style:font-size-asian="40pt" style:font-size-complex="40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5cm" svg:height="1.5cm" svg:x="4.5cm" svg:y="10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3.5cm" svg:y1="8cm" svg:x2="5.25cm" svg:y2="10cm" draw:start-shape="id1" draw:start-glue-point="1" draw:end-shape="id2" draw:end-glue-point="4" svg:d="M3500 8000h1750v2000" svg:viewBox="0 0 1751 2001">
          <text:p/>
        </draw:connector>
        <draw:connector draw:style-name="gr2" draw:text-style-name="P3" draw:layer="layout" svg:x1="3.5cm" svg:y1="13.6cm" svg:x2="5.25cm" svg:y2="11.5cm" draw:start-shape="id3" draw:start-glue-point="1" draw:end-shape="id2" draw:end-glue-point="8" svg:d="M3500 13600h1750v-2100" svg:viewBox="0 0 1751 2101">
          <text:p/>
        </draw:connector>
        <draw:g xml:id="id4" draw:id="id4">
          <draw:custom-shape draw:style-name="gr3" draw:text-style-name="P4" draw:layer="layout" svg:width="1cm" svg:height="5.5cm" svg:x="7.4cm" svg:y="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5.5cm" svg:height="0.963cm" draw:transform="rotate (1.5707963267949) translate (7.4cm 13.5cm)">
            <draw:text-box>
              <text:p text:style-name="P4">256 bit</text:p>
            </draw:text-box>
          </draw:frame>
        </draw:g>
        <draw:connector draw:style-name="gr2" draw:text-style-name="P3" draw:layer="layout" svg:x1="6cm" svg:y1="10.75cm" svg:x2="7.4cm" svg:y2="10.75cm" draw:start-shape="id2" draw:start-glue-point="10" draw:end-shape="id4" svg:d="M6000 10750h1400" svg:viewBox="0 0 1401 1">
          <text:p/>
        </draw:connector>
        <draw:custom-shape draw:style-name="gr1" draw:text-style-name="P2" xml:id="id5" draw:id="id5" draw:layer="layout" svg:width="1.5cm" svg:height="1.5cm" svg:x="9.408cm" svg:y="7.985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8.4cm" svg:y1="10.75cm" svg:x2="10.158cm" svg:y2="9.485cm" draw:start-shape="id4" draw:start-glue-point="1" draw:end-shape="id5" draw:end-glue-point="8" svg:d="M8400 10750h1758v-1265" svg:viewBox="0 0 1759 1266">
          <text:p/>
        </draw:connector>
        <draw:custom-shape draw:style-name="gr5" draw:text-style-name="P2" xml:id="id6" draw:id="id6" draw:layer="layout" svg:width="1.5cm" svg:height="1.5cm" svg:x="12cm" svg:y="8cm">
          <text:p text:style-name="P4"><text:span text:style-name="T1">%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908cm" svg:y1="8.735cm" svg:x2="12cm" svg:y2="8.75cm" draw:start-shape="id5" draw:start-glue-point="10" draw:end-shape="id6" draw:end-glue-point="3" svg:d="M10908 8735h547v15h545" svg:viewBox="0 0 1093 16">
          <text:p/>
        </draw:connector>
        <draw:g xml:id="id7" draw:id="id7">
          <draw:custom-shape draw:style-name="gr6" draw:text-style-name="P4" draw:layer="layout" svg:width="1cm" svg:height="4.5cm" svg:x="14.8cm" svg:y="6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4.5cm" svg:height="0.963cm" draw:transform="rotate (1.5707963267949) translate (14.8cm 11cm)">
            <draw:text-box>
              <text:p text:style-name="P4">128 bit</text:p>
            </draw:text-box>
          </draw:frame>
        </draw:g>
        <draw:connector draw:style-name="gr2" draw:text-style-name="P3" draw:layer="layout" svg:x1="13.5cm" svg:y1="8.75cm" svg:x2="14.8cm" svg:y2="8.75cm" draw:start-shape="id6" draw:start-glue-point="1" draw:end-shape="id7" draw:end-glue-point="3" svg:d="M13500 8750h1300" svg:viewBox="0 0 1301 1">
          <text:p/>
        </draw:connector>
        <draw:frame draw:style-name="gr7" draw:text-style-name="P5" xml:id="id8" draw:id="id8" draw:layer="layout" svg:width="1.5cm" svg:height="0.963cm" svg:x="12cm" svg:y="5.537cm">
          <draw:text-box>
            <text:p text:style-name="P4"><text:s text:c="2"/>r</text:p>
          </draw:text-box>
        </draw:frame>
        <draw:connector draw:style-name="gr2" draw:text-style-name="P3" draw:layer="layout" svg:x1="12.75cm" svg:y1="6.5cm" svg:x2="12.75cm" svg:y2="8cm" draw:start-shape="id8" draw:start-glue-point="2" draw:end-shape="id6" svg:d="M12750 6500v1500" svg:viewBox="0 0 1 1501">
          <text:p/>
        </draw:connector>
        <draw:frame draw:style-name="gr7" draw:text-style-name="P6" xml:id="id22" draw:id="id22" draw:layer="layout" svg:width="1cm" svg:height="0.963cm" svg:x="9.5cm" svg:y="5.537cm">
          <draw:text-box>
            <text:p>n'</text:p>
          </draw:text-box>
        </draw:frame>
        <draw:custom-shape draw:style-name="gr1" draw:text-style-name="P2" xml:id="id9" draw:id="id9" draw:layer="layout" svg:width="1.5cm" svg:height="1.5cm" svg:x="17cm" svg:y="8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15.8cm" svg:y1="8.75cm" svg:x2="17cm" svg:y2="8.75cm" draw:start-shape="id7" draw:start-glue-point="1" draw:end-shape="id9" draw:end-glue-point="6" svg:d="M15800 8750h1200" svg:viewBox="0 0 1201 1">
          <text:p/>
        </draw:connector>
        <draw:frame draw:style-name="gr8" draw:text-style-name="P6" xml:id="id10" draw:id="id10" draw:layer="layout" svg:width="0.853cm" svg:height="0.963cm" svg:x="18.647cm" svg:y="5.537cm">
          <draw:text-box>
            <text:p>n</text:p>
          </draw:text-box>
        </draw:frame>
        <draw:connector draw:style-name="gr2" draw:text-style-name="P3" draw:layer="layout" svg:x1="19.073cm" svg:y1="6.5cm" svg:x2="18.5cm" svg:y2="8.75cm" draw:start-shape="id10" draw:start-glue-point="2" draw:end-shape="id9" draw:end-glue-point="10" svg:d="M19073 6500v2250h-573" svg:viewBox="0 0 574 2251">
          <text:p/>
        </draw:connector>
        <draw:custom-shape draw:style-name="gr5" draw:text-style-name="P2" xml:id="id11" draw:id="id11" draw:layer="layout" svg:width="1.5cm" svg:height="1.5cm" svg:x="13cm" svg:y="11.4cm">
          <text:p text:style-name="P4"><text:span text:style-name="T1">+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cm" svg:y1="10.75cm" svg:x2="13cm" svg:y2="12.15cm" draw:start-shape="id4" draw:start-glue-point="1" draw:end-shape="id11" draw:end-glue-point="3" svg:d="M8400 10750h2300v1400h2300" svg:viewBox="0 0 4601 1401">
          <text:p/>
        </draw:connector>
        <draw:connector draw:style-name="gr2" draw:text-style-name="P3" draw:layer="layout" svg:x1="17.75cm" svg:y1="9.5cm" svg:x2="14.5cm" svg:y2="12.15cm" draw:start-shape="id9" draw:start-glue-point="8" draw:end-shape="id11" draw:end-glue-point="1" svg:d="M17750 9500v2650h-3250" svg:viewBox="0 0 3251 2651">
          <text:p/>
        </draw:connector>
        <draw:custom-shape draw:style-name="gr5" draw:text-style-name="P2" xml:id="id12" draw:id="id12" draw:layer="layout" svg:width="1.5cm" svg:height="1.5cm" svg:x="13cm" svg:y="14cm">
          <text:p text:style-name="P4"><text:span text:style-name="T1">÷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75cm" svg:y1="12.9cm" svg:x2="13.75cm" svg:y2="14cm" draw:start-shape="id11" draw:start-glue-point="2" draw:end-shape="id12" svg:d="M13750 12900v1100" svg:viewBox="0 0 1 1101">
          <text:p/>
        </draw:connector>
        <draw:frame draw:style-name="gr8" draw:text-style-name="P6" xml:id="id13" draw:id="id13" draw:layer="layout" svg:width="0.714cm" svg:height="0.963cm" svg:x="17.5cm" svg:y="13.037cm">
          <draw:text-box>
            <text:p>r</text:p>
          </draw:text-box>
        </draw:frame>
        <draw:connector draw:style-name="gr2" draw:text-style-name="P3" draw:layer="layout" svg:x1="17.857cm" svg:y1="14cm" svg:x2="14.5cm" svg:y2="14.75cm" draw:start-shape="id13" draw:start-glue-point="2" draw:end-shape="id12" draw:end-glue-point="1" svg:d="M17857 14000v750h-3357" svg:viewBox="0 0 3358 751">
          <text:p/>
        </draw:connector>
        <draw:g xml:id="id21" draw:id="id21">
          <draw:custom-shape draw:style-name="gr9" draw:text-style-name="P4" xml:id="id20" draw:id="id20" draw:layer="layout" svg:width="3cm" svg:height="0.75cm" draw:transform="rotate (-1.5707963267949) translate (9.75cm 16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3" xml:id="id17" draw:id="id17" draw:layer="layout" svg:x1="10.75cm" svg:y1="17.25cm" svg:x2="9.75cm" svg:y2="17.25cm">
            <text:p/>
          </draw:line>
          <draw:line draw:style-name="gr2" draw:text-style-name="P3" xml:id="id18" draw:id="id18" draw:layer="layout" svg:x1="10.75cm" svg:y1="18.75cm" svg:x2="9.75cm" svg:y2="18.75cm">
            <text:p/>
          </draw:line>
        </draw:g>
        <draw:g xml:id="id14" draw:id="id14">
          <draw:custom-shape draw:style-name="gr10" draw:text-style-name="P4" draw:layer="layout" svg:width="1cm" svg:height="5cm" svg:x="7.4cm" svg:y="15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7.4cm 20.5cm)">
            <draw:text-box>
              <text:p text:style-name="P4">128 bit</text:p>
            </draw:text-box>
          </draw:frame>
        </draw:g>
        <draw:connector draw:style-name="gr2" draw:text-style-name="P3" draw:layer="layout" svg:x1="7.4cm" svg:y1="18cm" svg:x2="5.874cm" svg:y2="17.992cm" draw:start-shape="id14" draw:start-glue-point="3" svg:d="M7400 18000h-1013v-8h-513" svg:viewBox="0 0 1527 9">
          <text:p/>
        </draw:connector>
        <draw:custom-shape draw:style-name="gr5" draw:text-style-name="P2" xml:id="id16" draw:id="id16" draw:layer="layout" svg:width="1.5cm" svg:height="1.5cm" svg:x="13cm" svg:y="17.1cm">
          <text:p text:style-name="P4"><text:span text:style-name="T1">-</text:span></text:p>
          <draw:enhanced-geometry svg:viewBox="0 0 21600 21600" draw:type="rectangle" draw:enhanced-path="M 0 0 L 21600 0 21600 21600 0 21600 0 0 Z N"/>
        </draw:custom-shape>
        <draw:frame draw:style-name="gr8" draw:text-style-name="P6" xml:id="id15" draw:id="id15" draw:layer="layout" svg:width="0.853cm" svg:height="0.963cm" svg:x="17.5cm" svg:y="16.037cm">
          <draw:text-box>
            <text:p>n</text:p>
          </draw:text-box>
        </draw:frame>
        <draw:connector draw:style-name="gr2" draw:text-style-name="P3" draw:layer="layout" svg:x1="17.926cm" svg:y1="17cm" svg:x2="14.5cm" svg:y2="17.85cm" draw:start-shape="id15" draw:start-glue-point="2" draw:end-shape="id16" draw:end-glue-point="1" svg:d="M17926 17000v850h-3426" svg:viewBox="0 0 3427 851">
          <text:p/>
        </draw:connector>
        <draw:connector draw:style-name="gr2" draw:text-style-name="P3" draw:layer="layout" svg:x1="13.75cm" svg:y1="15.5cm" svg:x2="13.75cm" svg:y2="17.1cm" draw:start-shape="id12" draw:start-glue-point="2" draw:end-shape="id16" draw:end-glue-point="0" svg:d="M13750 15500v1600" svg:viewBox="0 0 1 1601">
          <text:p/>
        </draw:connector>
        <draw:connector draw:style-name="gr12" draw:text-style-name="P4" draw:layer="layout" svg:x1="10.75cm" svg:y1="17.25cm" svg:x2="13.75cm" svg:y2="15.5cm" draw:start-shape="id17" draw:start-glue-point="1" draw:end-shape="id12" draw:end-glue-point="2" svg:d="M10750 17250v-949h3000v-801" svg:viewBox="0 0 3001 1751">
          <text:p/>
        </draw:connector>
        <draw:connector draw:style-name="gr12" draw:text-style-name="P4" draw:layer="layout" draw:line-skew="-0.4cm" svg:x1="13.75cm" svg:y1="18.6cm" svg:x2="10.75cm" svg:y2="18.75cm" draw:start-shape="id16" draw:start-glue-point="2" draw:end-shape="id18" draw:end-glue-point="1" svg:d="M13750 18600v400h-3000v-250" svg:viewBox="0 0 3001 401">
          <text:p/>
        </draw:connector>
        <draw:custom-shape draw:style-name="gr13" draw:text-style-name="P7" xml:id="id19" draw:id="id19" draw:layer="layout" svg:width="1.453cm" svg:height="1cm" svg:x="13cm" svg:y="20cm">
          <text:p text:style-name="P4">If ≥ 0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726cm" svg:y1="21cm" svg:x2="9.375cm" svg:y2="19.125cm" draw:start-shape="id19" draw:start-glue-point="2" draw:end-shape="id20" draw:end-glue-point="4" svg:d="M13726 21000v501h-4351v-2376" svg:viewBox="0 0 4352 2377">
          <text:p/>
        </draw:connector>
        <draw:g>
          <draw:g xml:id="id3" draw:id="id3">
            <draw:custom-shape draw:style-name="gr10" draw:text-style-name="P4" draw:layer="layout" svg:width="1cm" svg:height="5cm" svg:x="2.5cm" svg:y="11.1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5" draw:layer="layout" svg:width="5cm" svg:height="0.963cm" draw:transform="rotate (1.5707963267949) translate (2.5cm 16.1cm)">
              <draw:text-box>
                <text:p text:style-name="P4">128 bit</text:p>
              </draw:text-box>
            </draw:frame>
          </draw:g>
          <draw:line draw:style-name="gr2" draw:text-style-name="P3" draw:layer="layout" svg:x1="1.5cm" svg:y1="13.5cm" svg:x2="2.5cm" svg:y2="13.5cm">
            <text:p/>
          </draw:line>
        </draw:g>
        <draw:g>
          <draw:g xml:id="id1" draw:id="id1">
            <draw:custom-shape draw:style-name="gr10" draw:text-style-name="P4" draw:layer="layout" svg:width="1cm" svg:height="5cm" svg:x="2.5cm" svg:y="5.5cm">
              <text:p text:style-name="P4"/>
              <draw:enhanced-geometry svg:viewBox="0 0 21600 21600" draw:type="rectangle" draw:enhanced-path="M 0 0 L 21600 0 21600 21600 0 21600 0 0 Z N"/>
            </draw:custom-shape>
            <draw:frame draw:style-name="gr11" draw:text-style-name="P5" draw:layer="layout" svg:width="5cm" svg:height="0.963cm" draw:transform="rotate (1.5707963267949) translate (2.5cm 10.5cm)">
              <draw:text-box>
                <text:p text:style-name="P4">128 bit</text:p>
              </draw:text-box>
            </draw:frame>
          </draw:g>
          <draw:line draw:style-name="gr2" draw:text-style-name="P3" draw:layer="layout" svg:x1="1.5cm" svg:y1="8cm" svg:x2="2.5cm" svg:y2="8cm">
            <text:p/>
          </draw:line>
        </draw:g>
        <draw:connector draw:style-name="gr2" draw:text-style-name="P3" draw:layer="layout" svg:x1="9cm" svg:y1="18cm" svg:x2="8.4cm" svg:y2="18cm" draw:start-shape="id21" draw:start-glue-point="3" draw:end-shape="id14" draw:end-glue-point="1" svg:d="M9000 18000h-600" svg:viewBox="0 0 601 1">
          <text:p/>
        </draw:connector>
        <draw:connector draw:style-name="gr2" draw:text-style-name="P3" draw:layer="layout" svg:x1="13.75cm" svg:y1="18.6cm" svg:x2="13.726cm" svg:y2="20cm" draw:start-shape="id16" draw:start-glue-point="2" draw:end-shape="id19" draw:end-glue-point="0" svg:d="M13750 18600v700h-24v700" svg:viewBox="0 0 25 1401">
          <text:p/>
        </draw:connector>
        <draw:connector draw:style-name="gr2" draw:text-style-name="P3" draw:layer="layout" svg:x1="10cm" svg:y1="6.5cm" svg:x2="10.158cm" svg:y2="7.985cm" draw:start-shape="id22" draw:end-shape="id5" draw:end-glue-point="4" svg:d="M10000 6500v742h158v743" svg:viewBox="0 0 159 1486">
          <text:p/>
        </draw:connector>
        <draw:frame draw:style-name="gr14" draw:text-style-name="P9" draw:layer="layout" svg:width="16.5cm" svg:height="1.826cm" svg:x="2cm" svg:y="3cm">
          <draw:text-box>
            <text:p text:style-name="P8"><text:span text:style-name="T2">MONPRO</text:span></text:p>
          </draw:text-box>
        </draw:frame>
        <draw:frame draw:style-name="gr8" draw:text-style-name="P6" draw:layer="layout" svg:width="3.165cm" svg:height="1.675cm" svg:x="1.5cm" svg:y="17cm">
          <draw:text-box>
            <text:p>r = 2<text:span text:style-name="T3">k</text:span></text:p>
            <text:p><text:span text:style-name="T4">k = len(n)</text:span></text:p>
          </draw:text-box>
        </draw:frame>
        <draw:frame draw:style-name="gr15" draw:text-style-name="P6" draw:layer="layout" svg:width="1.526cm" svg:height="1.163cm" svg:x="5.8cm" svg:y="17.1cm">
          <draw:text-box>
            <text:p>Out</text:p>
          </draw:text-box>
        </draw:frame>
      </draw:page>
      <draw:page draw:name="page2" draw:style-name="dp1" draw:master-page-name="Default">
        <draw:frame draw:style-name="gr8" draw:text-style-name="P6" xml:id="id23" draw:id="id23" draw:layer="layout" svg:width="2.187cm" svg:height="0.963cm" svg:x="1cm" svg:y="3.037cm">
          <draw:text-box>
            <text:p><text:span text:style-name="T4">r</text:span><text:span text:style-name="T3">2</text:span><text:span text:style-name="T4"> % n</text:span></text:p>
          </draw:text-box>
        </draw:frame>
        <draw:g>
          <draw:g>
            <draw:custom-shape draw:style-name="gr16" draw:text-style-name="P7" draw:layer="layout" svg:width="4.5cm" svg:height="4.5cm" svg:x="4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4" draw:layer="layout" svg:width="4.125cm" svg:height="3.856cm" svg:x="4.375cm" svg:y="4.269cm">
              <draw:image xlink:href="Pictures/100000000000020A000001E845785D72604B4AB1.png" xlink:type="simple" xlink:show="embed" xlink:actuate="onLoad">
                <text:p/>
              </draw:image>
            </draw:frame>
          </draw:g>
          <draw:line draw:style-name="gr2" draw:text-style-name="P3" xml:id="id24" draw:id="id24" draw:layer="layout" svg:x1="3cm" svg:y1="5cm" svg:x2="4cm" svg:y2="5cm">
            <text:p/>
          </draw:line>
          <draw:line draw:style-name="gr2" draw:text-style-name="P3" xml:id="id26" draw:id="id26" draw:layer="layout" svg:x1="3cm" svg:y1="7.2cm" svg:x2="4cm" svg:y2="7.2cm">
            <text:p/>
          </draw:line>
        </draw:g>
        <draw:connector draw:style-name="gr12" draw:text-style-name="P4" draw:layer="layout" svg:x1="2.093cm" svg:y1="4cm" svg:x2="3cm" svg:y2="5cm" draw:start-shape="id23" draw:start-glue-point="2" draw:end-shape="id24" draw:end-glue-point="3" svg:d="M2093 4000v1000h907" svg:viewBox="0 0 908 1001">
          <text:p/>
        </draw:connector>
        <draw:frame draw:style-name="gr18" draw:text-style-name="P6" xml:id="id25" draw:id="id25" draw:layer="layout" svg:width="1.031cm" svg:height="0.963cm" svg:x="1.5cm" svg:y="5.5cm">
          <draw:text-box>
            <text:p>M</text:p>
          </draw:text-box>
        </draw:frame>
        <draw:connector draw:style-name="gr12" draw:text-style-name="P4" draw:layer="layout" svg:x1="2.015cm" svg:y1="6.463cm" svg:x2="3cm" svg:y2="7.2cm" draw:start-shape="id25" draw:start-glue-point="2" draw:end-shape="id26" draw:end-glue-point="3" svg:d="M2015 6463v737h985" svg:viewBox="0 0 986 738">
          <text:p/>
        </draw:connector>
        <draw:g xml:id="id37" draw:id="id37">
          <draw:custom-shape draw:style-name="gr10" draw:text-style-name="P4" draw:layer="layout" svg:width="1cm" svg:height="5cm" svg:x="9.5cm" svg:y="3.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9.5cm 8.5cm)">
            <draw:text-box>
              <text:p text:style-name="P4">128 bit</text:p>
            </draw:text-box>
          </draw:frame>
        </draw:g>
        <draw:line draw:style-name="gr2" draw:text-style-name="P3" draw:layer="layout" svg:x1="8.5cm" svg:y1="6cm" svg:x2="9.5cm" svg:y2="6cm">
          <text:p/>
        </draw:line>
        <draw:g xml:id="id40" draw:id="id40">
          <draw:g xml:id="id34" draw:id="id34">
            <draw:custom-shape draw:style-name="gr16" draw:text-style-name="P10" draw:layer="layout" svg:width="4.5cm" svg:height="4.5cm" svg:x="13.251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11" draw:layer="layout" svg:width="4.125cm" svg:height="3.856cm" svg:x="13.626cm" svg:y="11.769cm">
              <draw:image xlink:href="Pictures/100000000000020A000001E845785D72604B4AB1.png" xlink:type="simple" xlink:show="embed" xlink:actuate="onLoad">
                <text:p/>
              </draw:image>
            </draw:frame>
          </draw:g>
          <draw:line draw:style-name="gr2" draw:text-style-name="P12" xml:id="id31" draw:id="id31" draw:layer="layout" svg:x1="12.251cm" svg:y1="12.5cm" svg:x2="13.251cm" svg:y2="12.5cm">
            <text:p/>
          </draw:line>
          <draw:line draw:style-name="gr2" draw:text-style-name="P12" xml:id="id36" draw:id="id36" draw:layer="layout" svg:x1="12.251cm" svg:y1="14.7cm" svg:x2="13.251cm" svg:y2="14.7cm">
            <text:p/>
          </draw:line>
        </draw:g>
        <draw:custom-shape draw:style-name="gr9" draw:text-style-name="P11" xml:id="id32" draw:id="id32" draw:layer="layout" svg:width="3cm" svg:height="0.75cm" draw:transform="rotate (1.5707963267949) translate (10.75cm 1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30" draw:id="id30" draw:layer="layout" svg:x1="9.751cm" svg:y1="13.25cm" svg:x2="10.751cm" svg:y2="13.25cm">
          <text:p/>
        </draw:line>
        <draw:line draw:style-name="gr2" draw:text-style-name="P12" xml:id="id38" draw:id="id38" draw:layer="layout" svg:x1="9.751cm" svg:y1="11.75cm" svg:x2="10.751cm" svg:y2="11.75cm">
          <text:p/>
        </draw:line>
        <draw:g xml:id="id29" draw:id="id29">
          <draw:custom-shape draw:style-name="gr9" draw:text-style-name="P11" draw:layer="layout" svg:width="3cm" svg:height="0.75cm" draw:transform="rotate (1.5707963267949) translate (6.499cm 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2" xml:id="id33" draw:id="id33" draw:layer="layout" svg:x1="5.5cm" svg:y1="15.25cm" svg:x2="6.5cm" svg:y2="15.25cm">
            <text:p/>
          </draw:line>
          <draw:line draw:style-name="gr2" draw:text-style-name="P12" xml:id="id28" draw:id="id28" draw:layer="layout" svg:x1="5.5cm" svg:y1="13.75cm" svg:x2="6.5cm" svg:y2="13.75cm">
            <text:p/>
          </draw:line>
        </draw:g>
        <draw:frame draw:style-name="gr7" draw:text-style-name="P6" xml:id="id27" draw:id="id27" draw:layer="layout" svg:width="2cm" svg:height="0.963cm" svg:x="0.847cm" svg:y="12.5cm">
          <draw:text-box>
            <text:p>r % n</text:p>
          </draw:text-box>
        </draw:frame>
        <draw:connector draw:style-name="gr12" draw:text-style-name="P4" draw:layer="layout" draw:line-skew="-0.1cm" svg:x1="1.847cm" svg:y1="13.463cm" svg:x2="5.5cm" svg:y2="13.75cm" draw:start-shape="id27" draw:start-glue-point="2" draw:end-shape="id28" draw:end-glue-point="3" svg:d="M1847 13463v837h3653v-550" svg:viewBox="0 0 3654 838">
          <text:p/>
        </draw:connector>
        <draw:connector draw:style-name="gr12" draw:text-style-name="P4" xml:id="id35" draw:id="id35" draw:layer="layout" svg:x1="7.249cm" svg:y1="14.5cm" svg:x2="9.751cm" svg:y2="13.25cm" draw:start-shape="id29" draw:start-glue-point="1" draw:end-shape="id30" draw:end-glue-point="3" svg:d="M7249 14500h1252v-1250h1250" svg:viewBox="0 0 2503 1251">
          <text:p/>
        </draw:connector>
        <draw:connector draw:style-name="gr12" draw:text-style-name="P4" draw:layer="layout" svg:x1="12.251cm" svg:y1="12.5cm" svg:x2="11.5cm" svg:y2="12.5cm" draw:start-shape="id31" draw:start-glue-point="3" draw:end-shape="id32" draw:end-glue-point="5" svg:d="M12251 12500h-751" svg:viewBox="0 0 752 1">
          <text:p/>
        </draw:connector>
        <draw:connector draw:style-name="gr12" draw:text-style-name="P4" draw:layer="layout" draw:line-skew="0.499cm" svg:x1="5.5cm" svg:y1="15.25cm" svg:x2="17.751cm" svg:y2="13.75cm" draw:start-shape="id33" draw:start-glue-point="3" draw:end-shape="id34" draw:end-glue-point="1" svg:d="M5500 15250v1750h12752v-3250h-501" svg:viewBox="0 0 12753 3251">
          <text:p/>
        </draw:connector>
        <draw:connector draw:style-name="gr12" draw:text-style-name="P4" draw:layer="layout" svg:x1="8.501cm" svg:y1="13.875cm" svg:x2="12.251cm" svg:y2="14.7cm" draw:start-shape="id35" draw:start-glue-point="0" draw:end-shape="id36" draw:end-glue-point="3" svg:d="M8501 13875v1475h3750v-650" svg:viewBox="0 0 3751 1476">
          <text:p/>
        </draw:connector>
        <draw:connector draw:style-name="gr12" draw:text-style-name="P4" draw:layer="layout" draw:line-skew="-0.001cm -1.05cm" svg:x1="10.5cm" svg:y1="6cm" svg:x2="9.751cm" svg:y2="11.75cm" draw:start-shape="id37" draw:start-glue-point="1" draw:end-shape="id38" draw:end-glue-point="3" svg:d="M10500 6000h500v3000h-1249v2750" svg:viewBox="0 0 1250 5751">
          <text:p/>
        </draw:connector>
        <draw:g>
          <draw:g>
            <draw:custom-shape draw:style-name="gr16" draw:text-style-name="P7" draw:layer="layout" svg:width="4.5cm" svg:height="4.5cm" svg:x="14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4" draw:layer="layout" svg:width="4.125cm" svg:height="3.856cm" svg:x="14.375cm" svg:y="4.269cm">
              <draw:image xlink:href="Pictures/100000000000020A000001E845785D72604B4AB1.png" xlink:type="simple" xlink:show="embed" xlink:actuate="onLoad">
                <text:p/>
              </draw:image>
            </draw:frame>
          </draw:g>
          <draw:line draw:style-name="gr2" draw:text-style-name="P3" xml:id="id41" draw:id="id41" draw:layer="layout" svg:x1="13cm" svg:y1="5cm" svg:x2="14cm" svg:y2="5cm">
            <text:p/>
          </draw:line>
          <draw:line draw:style-name="gr2" draw:text-style-name="P3" xml:id="id39" draw:id="id39" draw:layer="layout" svg:x1="13cm" svg:y1="7.2cm" svg:x2="14cm" svg:y2="7.2cm">
            <text:p/>
          </draw:line>
        </draw:g>
        <draw:connector draw:style-name="gr12" draw:text-style-name="P4" draw:layer="layout" svg:x1="13cm" svg:y1="7.2cm" svg:x2="17.751cm" svg:y2="13.75cm" draw:start-shape="id39" draw:start-glue-point="3" draw:end-shape="id40" draw:end-glue-point="1" svg:d="M13000 7200v2225h5252v4325h-501" svg:viewBox="0 0 5253 6551">
          <text:p/>
        </draw:connector>
        <draw:frame draw:style-name="gr8" draw:text-style-name="P6" xml:id="id42" draw:id="id42" draw:layer="layout" svg:width="0.853cm" svg:height="0.963cm" svg:x="12cm" svg:y="3.537cm">
          <draw:text-box>
            <text:p>1</text:p>
          </draw:text-box>
        </draw:frame>
        <draw:connector draw:style-name="gr12" draw:text-style-name="P4" draw:layer="layout" svg:x1="13cm" svg:y1="5cm" svg:x2="12.426cm" svg:y2="4.5cm" draw:start-shape="id41" draw:start-glue-point="3" draw:end-shape="id42" draw:end-glue-point="2" svg:d="M13000 5000h-574v-500" svg:viewBox="0 0 575 501">
          <text:p/>
        </draw:connector>
        <draw:line draw:style-name="gr2" draw:text-style-name="P3" draw:layer="layout" svg:x1="18.5cm" svg:y1="6cm" svg:x2="20cm" svg:y2="6cm">
          <text:p/>
        </draw:line>
        <draw:frame draw:style-name="gr7" draw:text-style-name="P6" xml:id="id43" draw:id="id43" draw:layer="layout" svg:width="0.853cm" svg:height="0.963cm" svg:x="1.147cm" svg:y="8.5cm">
          <draw:text-box>
            <text:p>e</text:p>
          </draw:text-box>
        </draw:frame>
        <draw:g xml:id="id44" draw:id="id44">
          <draw:custom-shape draw:style-name="gr19" draw:text-style-name="P11" draw:layer="layout" svg:width="1.143cm" svg:height="4cm" draw:transform="rotate (-1.5707963267949) translate (6.499cm 9.357cm)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3" draw:layer="layout" svg:width="4cm" svg:height="1.1cm" svg:x="2.5cm" svg:y="9.356cm">
            <draw:text-box>
              <text:p text:style-name="P11">128 bit →</text:p>
            </draw:text-box>
          </draw:frame>
        </draw:g>
        <draw:connector draw:style-name="gr2" draw:text-style-name="P3" draw:layer="layout" svg:x1="1.573cm" svg:y1="9.463cm" svg:x2="2.499cm" svg:y2="9.928cm" draw:start-shape="id43" draw:start-glue-point="2" draw:end-shape="id44" draw:end-glue-point="3" svg:d="M1573 9463v465h926" svg:viewBox="0 0 927 466">
          <text:p/>
        </draw:connector>
        <draw:frame draw:style-name="gr21" draw:text-style-name="P6" draw:layer="layout" svg:width="1.383cm" svg:height="1cm" svg:x="18.617cm" svg:y="5cm">
          <draw:text-box>
            <text:p>out</text:p>
          </draw:text-box>
        </draw:frame>
        <draw:frame draw:style-name="gr22" draw:text-style-name="P15" draw:layer="layout" svg:width="7cm" svg:height="1.826cm" svg:x="7.5cm" svg:y="1cm">
          <draw:text-box>
            <text:p text:style-name="P14"><text:span text:style-name="T2">MONEXP</text:span></text:p>
          </draw:text-box>
        </draw:frame>
        <draw:custom-shape draw:style-name="gr23" draw:text-style-name="P11" xml:id="id48" draw:id="id48" draw:layer="layout" svg:width="2.572cm" svg:height="0.643cm" draw:transform="rotate (1.5707963267949) translate (7.857cm 12.28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46" draw:id="id46" draw:layer="layout" svg:x1="7cm" svg:y1="11.643cm" svg:x2="7.858cm" svg:y2="11.643cm">
          <text:p/>
        </draw:line>
        <draw:line draw:style-name="gr2" draw:text-style-name="P12" xml:id="id47" draw:id="id47" draw:layer="layout" svg:x1="7cm" svg:y1="10.357cm" svg:x2="7.858cm" svg:y2="10.357cm">
          <text:p/>
        </draw:line>
        <draw:frame draw:style-name="gr8" draw:text-style-name="P6" xml:id="id45" draw:id="id45" draw:layer="layout" svg:width="0.853cm" svg:height="0.963cm" svg:x="1.2cm" svg:y="10.537cm">
          <draw:text-box>
            <text:p>0</text:p>
          </draw:text-box>
        </draw:frame>
        <draw:connector draw:style-name="gr12" draw:text-style-name="P4" draw:layer="layout" svg:x1="1.626cm" svg:y1="11.5cm" svg:x2="7cm" svg:y2="11.643cm" draw:start-shape="id45" draw:start-glue-point="2" draw:end-shape="id46" draw:end-glue-point="3" svg:d="M1626 11500v794h5374v-651" svg:viewBox="0 0 5375 795">
          <text:p/>
        </draw:connector>
        <draw:connector draw:style-name="gr12" draw:text-style-name="P4" draw:layer="layout" draw:line-skew="-1.277cm -1.858cm" svg:x1="7cm" svg:y1="10.357cm" svg:x2="6.5cm" svg:y2="9.928cm" draw:start-shape="id47" draw:start-glue-point="3" draw:end-shape="id44" draw:end-glue-point="1" svg:d="M7000 10357v-627h-500v198" svg:viewBox="0 0 501 628">
          <text:p/>
        </draw:connector>
        <draw:line draw:style-name="gr24" draw:text-style-name="P3" xml:id="id49" draw:id="id49" draw:layer="layout" svg:x1="11.2cm" svg:y1="10.3cm" svg:x2="11.2cm" svg:y2="11.5cm">
          <text:p/>
        </draw:line>
        <draw:connector draw:style-name="gr25" draw:text-style-name="P4" draw:layer="layout" draw:line-skew="-0.776cm" svg:x1="8.5cm" svg:y1="11.001cm" svg:x2="11.2cm" svg:y2="10.3cm" draw:start-shape="id48" draw:start-glue-point="5" draw:end-shape="id49" draw:end-glue-point="0" svg:d="M8500 11001h500v-701h2200" svg:viewBox="0 0 2701 702">
          <text:p/>
        </draw:connector>
      </draw:page>
      <draw:page draw:name="page3" draw:style-name="dp1" draw:master-page-name="Default">
        <draw:frame draw:style-name="gr8" draw:text-style-name="P17" draw:layer="layout" svg:width="2.187cm" svg:height="0.963cm" svg:x="4.551cm" svg:y="8.837cm">
          <draw:text-box>
            <text:p text:style-name="P16"><text:span text:style-name="T4">r</text:span><text:span text:style-name="T3">2</text:span><text:span text:style-name="T4"> % n</text:span></text:p>
          </draw:text-box>
        </draw:frame>
        <draw:frame draw:style-name="gr7" draw:text-style-name="P17" draw:layer="layout" svg:width="1.2cm" svg:height="0.963cm" svg:x="9.4cm" svg:y="11.137cm">
          <draw:text-box>
            <text:p text:style-name="P16">M</text:p>
          </draw:text-box>
        </draw:frame>
        <draw:g xml:id="id58" draw:id="id58">
          <draw:custom-shape draw:style-name="gr10" draw:text-style-name="P4" draw:layer="layout" svg:width="1cm" svg:height="5cm" svg:x="2.67cm" svg:y="9.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2.67cm 14.4cm)">
            <draw:text-box>
              <text:p text:style-name="P4">128 bit</text:p>
            </draw:text-box>
          </draw:frame>
        </draw:g>
        <draw:custom-shape draw:style-name="gr9" draw:text-style-name="P11" xml:id="id52" draw:id="id52" draw:layer="layout" svg:width="3cm" svg:height="0.75cm" draw:transform="rotate (1.5707963267949) translate (5.647cm 19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55" draw:id="id55" draw:layer="layout" svg:x1="4.648cm" svg:y1="18.65cm" svg:x2="5.648cm" svg:y2="18.65cm">
          <text:p/>
        </draw:line>
        <draw:line draw:style-name="gr2" draw:text-style-name="P12" draw:layer="layout" svg:x1="4.648cm" svg:y1="17.15cm" svg:x2="5.648cm" svg:y2="17.15cm">
          <text:p/>
        </draw:line>
        <draw:frame draw:style-name="gr7" draw:text-style-name="P17" draw:layer="layout" svg:width="2cm" svg:height="0.963cm" svg:x="2.5cm" svg:y="16.637cm">
          <draw:text-box>
            <text:p text:style-name="P16">r % n</text:p>
          </draw:text-box>
        </draw:frame>
        <draw:frame draw:style-name="gr7" draw:text-style-name="P17" xml:id="id50" draw:id="id50" draw:layer="layout" svg:width="0.9cm" svg:height="0.963cm" svg:x="1.198cm" svg:y="17.169cm">
          <draw:text-box>
            <text:p text:style-name="P16">e</text:p>
          </draw:text-box>
        </draw:frame>
        <draw:g xml:id="id51" draw:id="id51">
          <draw:custom-shape draw:style-name="gr19" draw:text-style-name="P11" draw:layer="layout" svg:width="1.143cm" svg:height="4cm" draw:transform="rotate (-3.14159265358979) translate (3.643cm 22.4cm)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3" draw:layer="layout" svg:width="4cm" svg:height="1.1cm" draw:transform="rotate (-1.5707963267949) translate (3.646cm 18.402cm)">
            <draw:text-box>
              <text:p text:style-name="P11">128 bit →</text:p>
            </draw:text-box>
          </draw:frame>
        </draw:g>
        <draw:connector draw:style-name="gr2" draw:text-style-name="P3" draw:layer="layout" svg:x1="1.648cm" svg:y1="18.132cm" svg:x2="2.5cm" svg:y2="20.401cm" draw:start-shape="id50" draw:start-glue-point="2" draw:end-shape="id51" draw:end-glue-point="3" svg:d="M1648 18132v2269h852" svg:viewBox="0 0 853 2270">
          <text:p/>
        </draw:connector>
        <draw:frame draw:style-name="gr22" draw:text-style-name="P15" draw:layer="layout" svg:width="7cm" svg:height="1.826cm" svg:x="7.5cm" svg:y="1cm">
          <draw:text-box>
            <text:p text:style-name="P14"><text:span text:style-name="T2">MONEXP</text:span></text:p>
          </draw:text-box>
        </draw:frame>
        <draw:g xml:id="id66" draw:id="id66">
          <draw:g>
            <draw:custom-shape draw:style-name="gr16" draw:text-style-name="P7" draw:layer="layout" svg:width="4.5cm" svg:height="4.5cm" svg:x="13.6cm" svg:y="9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4" draw:layer="layout" svg:width="4.125cm" svg:height="3.856cm" svg:x="13.975cm" svg:y="9.369cm">
              <draw:image xlink:href="Pictures/100000000000020A000001E845785D72604B4AB1.png" xlink:type="simple" xlink:show="embed" xlink:actuate="onLoad">
                <text:p/>
              </draw:image>
            </draw:frame>
          </draw:g>
          <draw:line draw:style-name="gr2" draw:text-style-name="P3" xml:id="id65" draw:id="id65" draw:layer="layout" svg:x1="12.6cm" svg:y1="10.1cm" svg:x2="13.6cm" svg:y2="10.1cm">
            <text:p/>
          </draw:line>
          <draw:line draw:style-name="gr2" draw:text-style-name="P3" xml:id="id62" draw:id="id62" draw:layer="layout" svg:x1="12.6cm" svg:y1="12.3cm" svg:x2="13.6cm" svg:y2="12.3cm">
            <text:p/>
          </draw:line>
        </draw:g>
        <draw:g xml:id="id67" draw:id="id67">
          <draw:custom-shape draw:style-name="gr16" draw:text-style-name="P7" draw:layer="layout" svg:width="4.5cm" svg:height="4.5cm" svg:x="13.6cm" svg:y="1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4" draw:layer="layout" svg:width="4.125cm" svg:height="3.856cm" svg:x="13.975cm" svg:y="15.169cm">
            <draw:image xlink:href="Pictures/100000000000020A000001E845785D72604B4AB1.png" xlink:type="simple" xlink:show="embed" xlink:actuate="onLoad">
              <text:p/>
            </draw:image>
          </draw:frame>
        </draw:g>
        <draw:line draw:style-name="gr2" draw:text-style-name="P3" draw:layer="layout" svg:x1="12.1cm" svg:y1="15.9cm" svg:x2="13.6cm" svg:y2="15.9cm">
          <text:p/>
        </draw:line>
        <draw:line draw:style-name="gr2" draw:text-style-name="P3" xml:id="id57" draw:id="id57" draw:layer="layout" svg:x1="12.7cm" svg:y1="18.1cm" svg:x2="13.7cm" svg:y2="18.1cm">
          <text:p/>
        </draw:line>
        <draw:g xml:id="id53" draw:id="id53">
          <draw:custom-shape draw:style-name="gr10" draw:text-style-name="P4" draw:layer="layout" svg:width="1cm" svg:height="5cm" svg:x="7.6cm" svg:y="14.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7.6cm 19.7cm)">
            <draw:text-box>
              <text:p text:style-name="P4">128 bit</text:p>
            </draw:text-box>
          </draw:frame>
        </draw:g>
        <draw:connector draw:style-name="gr24" draw:text-style-name="P3" draw:layer="layout" svg:x1="6.397cm" svg:y1="17.9cm" svg:x2="7.6cm" svg:y2="17.2cm" draw:start-shape="id52" draw:start-glue-point="5" draw:end-shape="id53" draw:end-glue-point="3" svg:d="M6397 17900h602v-700h601" svg:viewBox="0 0 1204 701">
          <text:p/>
        </draw:connector>
        <draw:custom-shape draw:style-name="gr9" draw:text-style-name="P11" xml:id="id54" draw:id="id54" draw:layer="layout" svg:width="3cm" svg:height="0.75cm" draw:transform="rotate (-1.5707963267949) translate (6.35cm 19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56" draw:id="id56" draw:layer="layout" svg:x1="7.348cm" svg:y1="20.15cm" svg:x2="6.348cm" svg:y2="20.15cm">
          <text:p/>
        </draw:line>
        <draw:line draw:style-name="gr2" draw:text-style-name="P12" xml:id="id70" draw:id="id70" draw:layer="layout" svg:x1="7.348cm" svg:y1="21.65cm" svg:x2="6.348cm" svg:y2="21.65cm">
          <text:p/>
        </draw:line>
        <draw:connector draw:style-name="gr25" draw:text-style-name="P4" draw:layer="layout" svg:x1="5.6cm" svg:y1="20.9cm" svg:x2="4.648cm" svg:y2="18.65cm" draw:start-shape="id54" draw:start-glue-point="5" draw:end-shape="id55" draw:end-glue-point="3" svg:d="M5600 20900h-952v-2250" svg:viewBox="0 0 953 2251">
          <text:p/>
        </draw:connector>
        <draw:connector draw:style-name="gr25" draw:text-style-name="P4" draw:layer="layout" svg:x1="8.6cm" svg:y1="17.2cm" svg:x2="7.348cm" svg:y2="20.15cm" draw:start-shape="id53" draw:start-glue-point="1" draw:end-shape="id56" draw:end-glue-point="1" svg:d="M8600 17200h501v2950h-1753" svg:viewBox="0 0 1754 2951">
          <text:p/>
        </draw:connector>
        <draw:connector draw:style-name="gr25" draw:text-style-name="P4" draw:layer="layout" draw:line-skew="-1.55cm" svg:x1="8.6cm" svg:y1="17.2cm" svg:x2="12.7cm" svg:y2="18.1cm" draw:start-shape="id53" draw:start-glue-point="1" draw:end-shape="id57" draw:end-glue-point="3" svg:d="M8600 17200h500v900h3600" svg:viewBox="0 0 4101 901">
          <text:p/>
        </draw:connector>
        <draw:g xml:id="id64" draw:id="id64">
          <draw:custom-shape draw:style-name="gr9" draw:text-style-name="P11" draw:layer="layout" svg:width="3cm" svg:height="0.75cm" draw:transform="rotate (1.5707963267949) translate (7.687cm 11.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2" xml:id="id59" draw:id="id59" draw:layer="layout" svg:x1="6.638cm" svg:y1="10.85cm" svg:x2="7.638cm" svg:y2="10.85cm">
            <text:p/>
          </draw:line>
          <draw:line draw:style-name="gr2" draw:text-style-name="P12" draw:layer="layout" svg:x1="6.638cm" svg:y1="9.35cm" svg:x2="7.638cm" svg:y2="9.35cm">
            <text:p/>
          </draw:line>
        </draw:g>
        <draw:connector draw:style-name="gr25" draw:text-style-name="P4" draw:layer="layout" draw:line-skew="0.799cm" svg:x1="3.67cm" svg:y1="11.9cm" svg:x2="6.638cm" svg:y2="10.85cm" draw:start-shape="id58" draw:start-glue-point="1" draw:end-shape="id59" draw:end-glue-point="3" svg:d="M3670 11900h2283v-1050h685" svg:viewBox="0 0 2969 1051">
          <text:p/>
        </draw:connector>
        <draw:frame draw:style-name="gr26" draw:text-style-name="P6" draw:layer="layout" svg:width="0.853cm" svg:height="0.963cm" svg:x="9.648cm" svg:y="16.2cm">
          <draw:text-box>
            <text:p>1</text:p>
          </draw:text-box>
        </draw:frame>
        <draw:connector draw:style-name="gr27" draw:text-style-name="P3" xml:id="id60" draw:id="id60" draw:layer="layout" draw:type="line" svg:x1="5.975cm" svg:y1="22.025cm" svg:x2="5.959cm" svg:y2="22.762cm" draw:start-shape="id54" draw:start-glue-point="4" svg:d="M5975 22025l-16 737" svg:viewBox="0 0 17 738">
          <text:p/>
        </draw:connector>
        <draw:connector draw:style-name="gr25" draw:text-style-name="P4" draw:layer="layout" svg:x1="3.073cm" svg:y1="22.402cm" svg:x2="5.959cm" svg:y2="22.762cm" draw:start-shape="id51" draw:start-glue-point="2" draw:end-shape="id60" draw:end-glue-point="3" svg:d="M3073 22402v861h2886v-501" svg:viewBox="0 0 2887 862">
          <text:p/>
        </draw:connector>
        <draw:g>
          <draw:custom-shape draw:style-name="gr9" draw:text-style-name="P11" xml:id="id61" draw:id="id61" draw:layer="layout" svg:width="3cm" svg:height="0.75cm" draw:transform="rotate (1.5707963267949) translate (11.35cm 13.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2" xml:id="id63" draw:id="id63" draw:layer="layout" svg:x1="10.351cm" svg:y1="13.05cm" svg:x2="11.351cm" svg:y2="13.05cm">
            <text:p/>
          </draw:line>
          <draw:line draw:style-name="gr2" draw:text-style-name="P12" draw:layer="layout" svg:x1="10.351cm" svg:y1="11.55cm" svg:x2="11.351cm" svg:y2="11.55cm">
            <text:p/>
          </draw:line>
        </draw:g>
        <draw:connector draw:style-name="gr25" draw:text-style-name="P4" draw:layer="layout" draw:line-skew="-1.7cm -2.001cm" svg:x1="12.1cm" svg:y1="12.3cm" svg:x2="12.6cm" svg:y2="12.3cm" draw:start-shape="id61" draw:start-glue-point="5" draw:end-shape="id62" draw:end-glue-point="3" svg:d="M12100 12300h300 200" svg:viewBox="0 0 501 1">
          <text:p/>
        </draw:connector>
        <draw:connector draw:style-name="gr25" draw:text-style-name="P4" draw:layer="layout" draw:line-skew="2.089cm" svg:x1="3.67cm" svg:y1="11.9cm" svg:x2="10.351cm" svg:y2="13.05cm" draw:start-shape="id58" draw:start-glue-point="1" draw:end-shape="id63" draw:end-glue-point="3" svg:d="M3670 11900h5430v1150h1251" svg:viewBox="0 0 6682 1151">
          <text:p/>
        </draw:connector>
        <draw:connector draw:style-name="gr25" draw:text-style-name="P4" draw:layer="layout" svg:x1="8.437cm" svg:y1="10.1cm" svg:x2="12.6cm" svg:y2="10.1cm" draw:start-shape="id64" draw:start-glue-point="1" draw:end-shape="id65" draw:end-glue-point="3" svg:d="M8437 10100h4163" svg:viewBox="0 0 4164 1">
          <text:p/>
        </draw:connector>
        <draw:custom-shape draw:style-name="gr9" draw:text-style-name="P11" xml:id="id68" draw:id="id68" draw:layer="layout" svg:width="3cm" svg:height="0.75cm" draw:transform="rotate (1.5707963267949) translate (11.42cm 22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3" xml:id="id69" draw:id="id69" draw:layer="layout" svg:x1="11.42cm" svg:y1="20.2cm" svg:x2="11.02cm" svg:y2="20.2cm">
          <text:p/>
        </draw:line>
        <draw:frame draw:style-name="gr28" draw:text-style-name="P6" draw:layer="layout" svg:width="1.526cm" svg:height="0.963cm" svg:x="15.3cm" svg:y="22.4cm">
          <draw:text-box>
            <text:p>Out</text:p>
          </draw:text-box>
        </draw:frame>
        <draw:connector draw:style-name="gr24" draw:text-style-name="P3" draw:layer="layout" draw:line-skew="0cm -0.399cm -0.469cm" svg:x1="18.1cm" svg:y1="11.35cm" svg:x2="2.67cm" svg:y2="11.9cm" draw:start-shape="id66" draw:start-glue-point="1" draw:end-shape="id58" draw:end-glue-point="3" svg:d="M18100 11350h501v-3150h-16901v3700h970" svg:viewBox="0 0 16902 3701">
          <text:p/>
        </draw:connector>
        <draw:connector draw:style-name="gr24" draw:text-style-name="P3" draw:layer="layout" svg:x1="18.1cm" svg:y1="17.15cm" svg:x2="12.17cm" svg:y2="21cm" draw:start-shape="id67" draw:start-glue-point="1" draw:end-shape="id68" draw:end-glue-point="5" svg:d="M18100 17150h501v3850h-6431" svg:viewBox="0 0 6432 3851">
          <text:p/>
        </draw:connector>
        <draw:connector draw:style-name="gr25" draw:text-style-name="P4" draw:layer="layout" draw:line-skew="0.616cm" svg:x1="11.02cm" svg:y1="20.2cm" svg:x2="7.348cm" svg:y2="21.65cm" draw:start-shape="id69" draw:start-glue-point="3" draw:end-shape="id70" draw:end-glue-point="1" svg:d="M11020 20200h-1220v1450h-2452" svg:viewBox="0 0 3673 1451">
          <text:p/>
        </draw:connector>
        <draw:line draw:style-name="gr27" draw:text-style-name="P3" xml:id="id71" draw:id="id71" draw:layer="layout" svg:x1="11.37cm" svg:y1="21.7cm" svg:x2="10.87cm" svg:y2="21.7cm">
          <text:p/>
        </draw:line>
        <draw:line draw:style-name="gr24" draw:text-style-name="P3" xml:id="id72" draw:id="id72" draw:layer="layout" svg:x1="11.8cm" svg:y1="23.2cm" svg:x2="17.5cm" svg:y2="23.2cm">
          <text:p/>
        </draw:line>
        <draw:connector draw:style-name="gr25" draw:text-style-name="P4" draw:layer="layout" draw:line-skew="0.824cm" svg:x1="10.87cm" svg:y1="21.7cm" svg:x2="11.8cm" svg:y2="23.2cm" draw:start-shape="id71" draw:start-glue-point="3" draw:end-shape="id72" draw:end-glue-point="3" svg:d="M10870 21700v1500h930" svg:viewBox="0 0 931 1501">
          <text:p/>
        </draw:connector>
        <draw:custom-shape draw:style-name="gr9" draw:text-style-name="P11" draw:layer="layout" svg:width="3cm" svg:height="0.75cm" draw:transform="rotate (1.5707963267949) translate (11.35cm 17.4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draw:layer="layout" svg:x1="10.301cm" svg:y1="16.65cm" svg:x2="11.301cm" svg:y2="16.65cm">
          <text:p/>
        </draw:line>
        <draw:line draw:style-name="gr2" draw:text-style-name="P12" xml:id="id73" draw:id="id73" draw:layer="layout" svg:x1="10.301cm" svg:y1="15.15cm" svg:x2="11.301cm" svg:y2="15.15cm">
          <text:p/>
        </draw:line>
        <draw:connector draw:style-name="gr25" draw:text-style-name="P4" draw:layer="layout" draw:line-skew="2.114cm" svg:x1="3.67cm" svg:y1="11.9cm" svg:x2="10.301cm" svg:y2="15.15cm" draw:start-shape="id58" draw:start-glue-point="1" draw:end-shape="id73" draw:end-glue-point="3" svg:d="M3670 11900h5430v3250h1201" svg:viewBox="0 0 6632 3251">
          <text:p/>
        </draw:connector>
      </draw:page>
      <draw:page draw:name="page4" draw:style-name="dp1" draw:master-page-name="Default">
        <draw:custom-shape draw:style-name="gr9" draw:text-style-name="P11" draw:layer="layout" svg:width="3cm" svg:height="0.75cm" draw:transform="rotate (1.5707963267949) translate (5.599cm 6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75" draw:id="id75" draw:layer="layout" svg:x1="4.6cm" svg:y1="4.35cm" svg:x2="5.6cm" svg:y2="4.35cm">
          <text:p/>
        </draw:line>
        <draw:frame draw:style-name="gr28" draw:text-style-name="P6" xml:id="id74" draw:id="id74" draw:layer="layout" svg:width="0.853cm" svg:height="0.963cm" svg:x="1.479cm" svg:y="2.6cm">
          <draw:text-box>
            <text:p>n</text:p>
          </draw:text-box>
        </draw:frame>
        <draw:connector draw:style-name="gr25" draw:text-style-name="P4" draw:layer="layout" svg:x1="1.905cm" svg:y1="3.563cm" svg:x2="4.6cm" svg:y2="4.35cm" draw:start-shape="id74" draw:start-glue-point="2" draw:end-shape="id75" draw:end-glue-point="3" svg:d="M1905 3563v787h2695" svg:viewBox="0 0 2696 788">
          <text:p/>
        </draw:connector>
        <draw:g xml:id="id76" draw:id="id76">
          <draw:custom-shape draw:style-name="gr10" draw:text-style-name="P4" draw:layer="layout" svg:width="1cm" svg:height="5cm" svg:x="7.3cm" svg:y="2.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7.3cm 7.6cm)">
            <draw:text-box>
              <text:p text:style-name="P4">128 bit</text:p>
            </draw:text-box>
          </draw:frame>
        </draw:g>
        <draw:connector draw:style-name="gr24" draw:text-style-name="P3" draw:layer="layout" svg:x1="6.349cm" svg:y1="5.1cm" svg:x2="7.3cm" svg:y2="5.1cm" draw:end-shape="id76" draw:end-glue-point="3" svg:d="M6349 5100h951" svg:viewBox="0 0 952 1">
          <text:p/>
        </draw:connector>
        <draw:custom-shape draw:style-name="gr5" draw:text-style-name="P2" xml:id="id77" draw:id="id77" draw:layer="layout" svg:width="1.5cm" svg:height="1.5cm" svg:x="11.7cm" svg:y="6cm">
          <text:p text:style-name="P4"><text:span text:style-name="T1">÷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8.3cm" svg:y1="5.1cm" svg:x2="12.45cm" svg:y2="6cm" draw:start-shape="id76" draw:start-glue-point="1" draw:end-shape="id77" draw:end-glue-point="0" svg:d="M8300 5100h4150v900" svg:viewBox="0 0 4151 901">
          <text:p/>
        </draw:connector>
        <draw:custom-shape draw:style-name="gr9" draw:text-style-name="P11" xml:id="id81" draw:id="id81" draw:layer="layout" svg:width="3cm" svg:height="0.75cm" draw:transform="rotate (1.5707963267949) translate (5.499cm 10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80" draw:id="id80" draw:layer="layout" svg:x1="4.5cm" svg:y1="10.15cm" svg:x2="5.5cm" svg:y2="10.15cm">
          <text:p/>
        </draw:line>
        <draw:line draw:style-name="gr2" draw:text-style-name="P12" xml:id="id79" draw:id="id79" draw:layer="layout" svg:x1="4.5cm" svg:y1="8.65cm" svg:x2="5.5cm" svg:y2="8.65cm">
          <text:p/>
        </draw:line>
        <draw:frame draw:style-name="gr28" draw:text-style-name="P6" xml:id="id78" draw:id="id78" draw:layer="layout" svg:width="0.714cm" svg:height="0.963cm" svg:x="1.8cm" svg:y="6.8cm">
          <draw:text-box>
            <text:p>r</text:p>
          </draw:text-box>
        </draw:frame>
        <draw:connector draw:style-name="gr25" draw:text-style-name="P4" draw:layer="layout" svg:x1="2.157cm" svg:y1="7.763cm" svg:x2="4.5cm" svg:y2="8.65cm" draw:start-shape="id78" draw:start-glue-point="2" draw:end-shape="id79" draw:end-glue-point="3" svg:d="M2157 7763v887h2343" svg:viewBox="0 0 2344 888">
          <text:p/>
        </draw:connector>
        <draw:connector draw:style-name="gr25" draw:text-style-name="P4" draw:layer="layout" draw:line-skew="-1cm 0.599cm" svg:x1="4.5cm" svg:y1="10.15cm" svg:x2="8.3cm" svg:y2="5.1cm" draw:start-shape="id80" draw:start-glue-point="3" draw:end-shape="id76" draw:end-glue-point="1" svg:d="M4500 10150v-2350h4900v-2700h-1100" svg:viewBox="0 0 4901 5051">
          <text:p/>
        </draw:connector>
        <draw:g xml:id="id82" draw:id="id82">
          <draw:custom-shape draw:style-name="gr10" draw:text-style-name="P4" draw:layer="layout" svg:width="1cm" svg:height="5cm" svg:x="7.3cm" svg:y="8.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7.3cm 13.1cm)">
            <draw:text-box>
              <text:p text:style-name="P4">128 bit</text:p>
            </draw:text-box>
          </draw:frame>
        </draw:g>
        <draw:connector draw:style-name="gr24" draw:text-style-name="P3" draw:layer="layout" svg:x1="6.249cm" svg:y1="9.4cm" svg:x2="7.3cm" svg:y2="10.6cm" draw:start-shape="id81" draw:start-glue-point="5" draw:end-shape="id82" draw:end-glue-point="3" svg:d="M6249 9400h526v1200h525" svg:viewBox="0 0 1052 1201">
          <text:p/>
        </draw:connector>
        <draw:connector draw:style-name="gr24" draw:text-style-name="P3" draw:layer="layout" svg:x1="8.3cm" svg:y1="10.6cm" svg:x2="11.7cm" svg:y2="6.75cm" draw:start-shape="id82" draw:start-glue-point="1" draw:end-shape="id77" svg:d="M8300 10600h1700v-3850h1700" svg:viewBox="0 0 3401 3851">
          <text:p/>
        </draw:connector>
        <draw:custom-shape draw:style-name="gr1" draw:text-style-name="P2" xml:id="id83" draw:id="id83" draw:layer="layout" svg:width="1.5cm" svg:height="1.5cm" svg:x="11.7cm" svg:y="8.7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12.45cm" svg:y1="7.5cm" svg:x2="12.45cm" svg:y2="8.7cm" draw:start-shape="id77" draw:start-glue-point="2" draw:end-shape="id83" svg:d="M12450 7500v1200" svg:viewBox="0 0 1 1201">
          <text:p/>
        </draw:connector>
        <draw:connector draw:style-name="gr24" draw:text-style-name="P3" draw:layer="layout" draw:line-skew="-0.6cm" svg:x1="8.3cm" svg:y1="5.1cm" svg:x2="11.7cm" svg:y2="9.45cm" draw:start-shape="id76" draw:start-glue-point="1" draw:end-shape="id83" draw:end-glue-point="6" svg:d="M8300 5100h1100v4350h2300" svg:viewBox="0 0 3401 4351">
          <text:p/>
        </draw:connector>
        <draw:custom-shape draw:style-name="gr5" draw:text-style-name="P2" xml:id="id84" draw:id="id84" draw:layer="layout" svg:width="1.5cm" svg:height="1.5cm" svg:x="11.7cm" svg:y="11cm">
          <text:p text:style-name="P4"><text:span text:style-name="T1">-</text:span></text:p>
          <draw:enhanced-geometry svg:viewBox="0 0 21600 21600" draw:type="rectangle" draw:enhanced-path="M 0 0 L 21600 0 21600 21600 0 21600 0 0 Z N"/>
        </draw:custom-shape>
        <draw:connector draw:style-name="gr25" draw:text-style-name="P4" draw:layer="layout" draw:line-skew="0.599cm" svg:x1="12.45cm" svg:y1="12.5cm" svg:x2="3.4cm" svg:y2="5.8cm" draw:start-shape="id84" draw:start-glue-point="2" draw:end-shape="id85" draw:end-glue-point="3" svg:d="M12450 12500v1100h-9050v-7800" svg:viewBox="0 0 9051 7801">
          <text:p/>
        </draw:connector>
        <draw:custom-shape draw:style-name="gr1" draw:text-style-name="P2" xml:id="id86" draw:id="id86" draw:layer="layout" svg:width="1.5cm" svg:height="1.5cm" svg:x="14.6cm" svg:y="1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line-skew="-1.45cm" svg:x1="12.45cm" svg:y1="7.5cm" svg:x2="15.35cm" svg:y2="11cm" draw:start-shape="id77" draw:start-glue-point="2" draw:end-shape="id86" draw:end-glue-point="4" svg:d="M12450 7500v300h2900v3200" svg:viewBox="0 0 2901 3501">
          <text:p/>
        </draw:connector>
        <draw:connector draw:style-name="gr24" draw:text-style-name="P3" draw:layer="layout" svg:x1="8.3cm" svg:y1="10.6cm" svg:x2="11.7cm" svg:y2="11.75cm" draw:start-shape="id82" draw:start-glue-point="1" draw:end-shape="id84" draw:end-glue-point="3" svg:d="M8300 10600h1700v1150h1700" svg:viewBox="0 0 3401 1151">
          <text:p/>
        </draw:connector>
        <draw:connector draw:style-name="gr24" draw:text-style-name="P3" draw:layer="layout" svg:x1="12.45cm" svg:y1="10.2cm" svg:x2="12.45cm" svg:y2="11cm" draw:start-shape="id83" draw:start-glue-point="8" draw:end-shape="id84" draw:end-glue-point="0" svg:d="M12450 10200v800" svg:viewBox="0 0 1 801">
          <text:p/>
        </draw:connector>
        <draw:g xml:id="id87" draw:id="id87">
          <draw:custom-shape draw:style-name="gr10" draw:text-style-name="P4" draw:layer="layout" svg:width="1cm" svg:height="5cm" svg:x="4.8cm" svg:y="14.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4.8cm 19.2cm)">
            <draw:text-box>
              <text:p text:style-name="P4">128 bit</text:p>
            </draw:text-box>
          </draw:frame>
        </draw:g>
        <draw:connector draw:style-name="gr24" draw:text-style-name="P3" draw:layer="layout" draw:line-skew="3.3cm" svg:x1="5.8cm" svg:y1="16.7cm" svg:x2="14.6cm" svg:y2="11.75cm" draw:start-shape="id87" draw:start-glue-point="1" draw:end-shape="id86" draw:end-glue-point="6" svg:d="M5800 16700h7700v-4950h1100" svg:viewBox="0 0 8801 4951">
          <text:p/>
        </draw:connector>
        <draw:custom-shape draw:style-name="gr5" draw:text-style-name="P2" xml:id="id88" draw:id="id88" draw:layer="layout" svg:width="1.5cm" svg:height="1.5cm" svg:x="14.6cm" svg:y="14cm">
          <text:p text:style-name="P4"><text:span text:style-name="T1">-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15.35cm" svg:y1="12.5cm" svg:x2="15.35cm" svg:y2="14cm" draw:start-shape="id86" draw:start-glue-point="8" draw:end-shape="id88" svg:d="M15350 12500v1500" svg:viewBox="0 0 1 1501">
          <text:p/>
        </draw:connector>
        <draw:g xml:id="id89" draw:id="id89">
          <draw:custom-shape draw:style-name="gr10" draw:text-style-name="P4" draw:layer="layout" svg:width="1cm" svg:height="5cm" svg:x="4.8cm" svg:y="20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5" draw:layer="layout" svg:width="5cm" svg:height="0.963cm" draw:transform="rotate (1.5707963267949) translate (4.8cm 25cm)">
            <draw:text-box>
              <text:p text:style-name="P4">128 bit</text:p>
            </draw:text-box>
          </draw:frame>
        </draw:g>
        <draw:connector draw:style-name="gr24" draw:text-style-name="P3" draw:layer="layout" draw:line-skew="2.3cm" svg:x1="5.8cm" svg:y1="22.5cm" svg:x2="14.6cm" svg:y2="14.75cm" draw:start-shape="id89" draw:start-glue-point="1" draw:end-shape="id88" svg:d="M5800 22500h6700v-7750h2100" svg:viewBox="0 0 8801 7751">
          <text:p/>
        </draw:connector>
        <draw:custom-shape draw:style-name="gr9" draw:text-style-name="P11" xml:id="id90" draw:id="id90" draw:layer="layout" svg:width="3cm" svg:height="0.75cm" draw:transform="rotate (1.5707963267949) translate (3.35cm 18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92" draw:id="id92" draw:layer="layout" svg:x1="2.351cm" svg:y1="17.45cm" svg:x2="3.351cm" svg:y2="17.45cm">
          <text:p/>
        </draw:line>
        <draw:line draw:style-name="gr2" draw:text-style-name="P12" xml:id="id94" draw:id="id94" draw:layer="layout" svg:x1="2.351cm" svg:y1="15.95cm" svg:x2="3.351cm" svg:y2="15.95cm">
          <text:p/>
        </draw:line>
        <draw:custom-shape draw:style-name="gr9" draw:text-style-name="P11" xml:id="id91" draw:id="id91" draw:layer="layout" svg:width="3cm" svg:height="0.75cm" draw:transform="rotate (1.5707963267949) translate (3cm 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2" xml:id="id96" draw:id="id96" draw:layer="layout" svg:x1="1.953cm" svg:y1="23.1cm" svg:x2="2.953cm" svg:y2="23.1cm">
          <text:p/>
        </draw:line>
        <draw:line draw:style-name="gr2" draw:text-style-name="P12" xml:id="id93" draw:id="id93" draw:layer="layout" svg:x1="2cm" svg:y1="21.8cm" svg:x2="3cm" svg:y2="21.8cm">
          <text:p/>
        </draw:line>
        <draw:connector draw:style-name="gr24" draw:text-style-name="P3" draw:layer="layout" svg:x1="4.1cm" svg:y1="16.7cm" svg:x2="4.8cm" svg:y2="16.7cm" draw:start-shape="id90" draw:start-glue-point="5" draw:end-shape="id87" draw:end-glue-point="3" svg:d="M4100 16700h700" svg:viewBox="0 0 701 1">
          <text:p/>
        </draw:connector>
        <draw:connector draw:style-name="gr24" draw:text-style-name="P3" draw:layer="layout" svg:x1="3.75cm" svg:y1="22.5cm" svg:x2="4.8cm" svg:y2="22.5cm" draw:start-shape="id91" draw:start-glue-point="5" draw:end-shape="id89" draw:end-glue-point="3" svg:d="M3750 22500h1050" svg:viewBox="0 0 1051 1">
          <text:p/>
        </draw:connector>
        <draw:connector draw:style-name="gr25" draw:text-style-name="P4" draw:layer="layout" draw:line-skew="3cm" svg:x1="15.35cm" svg:y1="15.5cm" svg:x2="2.351cm" svg:y2="17.45cm" draw:start-shape="id88" draw:start-glue-point="2" draw:end-shape="id92" draw:end-glue-point="3" svg:d="M15350 15500v3900h-12999v-1950" svg:viewBox="0 0 13000 3901">
          <text:p/>
        </draw:connector>
        <draw:connector draw:style-name="gr25" draw:text-style-name="P4" draw:layer="layout" draw:line-skew="0cm -0.825cm" svg:x1="5.8cm" svg:y1="16.7cm" svg:x2="2cm" svg:y2="21.8cm" draw:start-shape="id87" draw:start-glue-point="1" draw:end-shape="id93" draw:end-glue-point="3" svg:d="M5800 16700h501v2900h-4301v2200" svg:viewBox="0 0 4302 5101">
          <text:p/>
        </draw:connector>
        <draw:frame draw:style-name="gr28" draw:text-style-name="P6" xml:id="id95" draw:id="id95" draw:layer="layout" svg:width="0.853cm" svg:height="0.963cm" svg:x="1.4cm" svg:y="14.437cm">
          <draw:text-box>
            <text:p>0</text:p>
          </draw:text-box>
        </draw:frame>
        <draw:connector draw:style-name="gr25" draw:text-style-name="P4" draw:layer="layout" svg:x1="2.351cm" svg:y1="15.95cm" svg:x2="1.826cm" svg:y2="15.4cm" draw:start-shape="id94" draw:start-glue-point="3" draw:end-shape="id95" draw:end-glue-point="2" svg:d="M2351 15950h-525v-550" svg:viewBox="0 0 526 551">
          <text:p/>
        </draw:connector>
        <draw:frame draw:style-name="gr29" draw:text-style-name="P6" xml:id="id97" draw:id="id97" draw:layer="layout" svg:width="0.853cm" svg:height="1cm" svg:x="0.947cm" svg:y="21.4cm">
          <draw:text-box>
            <text:p>1</text:p>
          </draw:text-box>
        </draw:frame>
        <draw:connector draw:style-name="gr25" draw:text-style-name="P4" draw:layer="layout" svg:x1="1.953cm" svg:y1="23.1cm" svg:x2="1.373cm" svg:y2="22.4cm" draw:start-shape="id96" draw:start-glue-point="3" draw:end-shape="id97" draw:end-glue-point="2" svg:d="M1953 23100h-580v-700" svg:viewBox="0 0 581 701">
          <text:p/>
        </draw:connector>
        <draw:connector draw:style-name="gr24" draw:text-style-name="P3" xml:id="id98" draw:id="id98" draw:layer="layout" draw:line-skew="2.963cm" svg:x1="9.393cm" svg:y1="13.176cm" svg:x2="3.375cm" svg:y2="21.375cm" draw:end-shape="id91" draw:end-glue-point="4" svg:d="M9393 13176v6624h-6018v1575" svg:viewBox="0 0 6019 8200">
          <text:p/>
        </draw:connector>
        <draw:connector draw:style-name="gr25" draw:text-style-name="P4" draw:layer="layout" svg:x1="9.393cm" svg:y1="13.176cm" svg:x2="8.3cm" svg:y2="5.1cm" draw:start-shape="id98" draw:start-glue-point="2" draw:end-shape="id76" draw:end-glue-point="1" svg:d="M9393 13176v-8076h-1093" svg:viewBox="0 0 1094 8077">
          <text:p/>
        </draw:connector>
        <draw:line draw:style-name="gr24" draw:text-style-name="P3" xml:id="id85" draw:id="id85" draw:layer="layout" svg:x1="3.4cm" svg:y1="5.8cm" svg:x2="5.6cm" svg:y2="5.8cm">
          <text:p/>
        </draw:line>
        <draw:connector draw:style-name="gr24" draw:text-style-name="P3" draw:layer="layout" draw:line-skew="-0.8cm" svg:x1="5.8cm" svg:y1="16.7cm" svg:x2="8.4cm" svg:y2="24.95cm" draw:start-shape="id87" draw:start-glue-point="1" draw:end-shape="id99" draw:end-glue-point="3" svg:d="M5800 16700h500v8250h2100" svg:viewBox="0 0 2601 8251">
          <text:p/>
        </draw:connector>
        <draw:custom-shape draw:style-name="gr5" draw:text-style-name="P2" xml:id="id99" draw:id="id99" draw:layer="layout" svg:width="1.5cm" svg:height="1.5cm" svg:x="8.4cm" svg:y="24.2cm">
          <text:p text:style-name="P4"><text:span text:style-name="T1">-</text:span></text:p>
          <draw:enhanced-geometry svg:viewBox="0 0 21600 21600" draw:type="rectangle" draw:enhanced-path="M 0 0 L 21600 0 21600 21600 0 21600 0 0 Z N"/>
        </draw:custom-shape>
        <draw:frame draw:style-name="gr30" draw:text-style-name="P6" xml:id="id100" draw:id="id100" draw:layer="layout" svg:width="0.853cm" svg:height="0.963cm" svg:x="7cm" svg:y="20.937cm">
          <draw:text-box>
            <text:p>0</text:p>
          </draw:text-box>
        </draw:frame>
        <draw:connector draw:style-name="gr24" draw:text-style-name="P3" draw:layer="layout" draw:line-skew="0.25cm" svg:x1="7.426cm" svg:y1="21.9cm" svg:x2="9.15cm" svg:y2="24.2cm" draw:start-shape="id100" draw:start-glue-point="2" draw:end-shape="id99" draw:end-glue-point="0" svg:d="M7426 21900v1400h1724v900" svg:viewBox="0 0 1725 2301">
          <text:p/>
        </draw:connector>
        <draw:connector draw:style-name="gr24" draw:text-style-name="P3" draw:layer="layout" svg:x1="9.9cm" svg:y1="24.95cm" svg:x2="12.765cm" svg:y2="24.944cm" draw:start-shape="id99" draw:start-glue-point="1" svg:d="M9900 24950h1683v-6h1182" svg:viewBox="0 0 2866 7">
          <text:p/>
        </draw:connector>
        <draw:frame draw:style-name="gr28" draw:text-style-name="P6" draw:layer="layout" svg:width="0.976cm" svg:height="0.963cm" svg:x="11.224cm" svg:y="24.1cm">
          <draw:text-box>
            <text:p>n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b" fo:country="NO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53M36S</meta:editing-duration>
    <meta:editing-cycles>6</meta:editing-cycles>
    <meta:generator>LibreOffice/5.2.0.4$Windows_X86_64 LibreOffice_project/066b007f5ebcc236395c7d282ba488bca6720265</meta:generator>
    <dc:date>2017-10-02T20:19:37.081000000</dc:date>
    <meta:document-statistic meta:object-count="247"/>
  </office:meta>
</office:document-meta>
</file>